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0fb989" officeooo:paragraph-rsid="000fb989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ff4000" loext:opacity="100%" style:font-name="Arial" fo:font-size="14pt" officeooo:rsid="000fb989" officeooo:paragraph-rsid="000fb98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ff4000" loext:opacity="100%" style:font-name="Arial" fo:font-size="14pt" officeooo:rsid="000fb989" officeooo:paragraph-rsid="000fb989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4pt" officeooo:rsid="000fb989" officeooo:paragraph-rsid="000fb989" fo:background-color="transparent" style:font-size-asian="12.25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color="#000000" loext:opacity="100%"/>
    </style:style>
    <style:style style:name="T3" style:family="text">
      <style:text-properties fo:color="#ff8000" loext:opacity="100%"/>
    </style:style>
    <style:style style:name="T4" style:family="text">
      <style:text-properties fo:color="#ff4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vulgação da cidade</text:p>
      <text:p text:style-name="P1"/>
      <text:p text:style-name="P2"/>
      <text:p text:style-name="P3">Problemas e Soluções:</text:p>
      <text:p text:style-name="P3"/>
      <text:p text:style-name="P4"><text:tab/>Percebemos que na cidade de Votuporanga existe uma falta de divulgações de projetos e eventos de suma importância para os moradores da região, como por exemplo, as doações para o lar São Vicente de Paula ou então eventos que aconteceram na concha acústica ao decorrer do ano.</text:p>
      <text:p text:style-name="P4"><text:tab/></text:p>
      <text:p text:style-name="P4"><text:tab/>Uma solução para o problema sugerido é a criação de um site que comunica aos moradores as programações que surgem na cidade ao longo do ano.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7T09:24:23.486000000</meta:creation-date>
    <dc:date>2023-02-27T09:36:52.383000000</dc:date>
    <meta:editing-duration>PT12M34S</meta:editing-duration>
    <meta:editing-cycles>1</meta:editing-cycles>
    <meta:document-statistic meta:table-count="0" meta:image-count="0" meta:object-count="0" meta:page-count="1" meta:paragraph-count="5" meta:word-count="79" meta:character-count="459" meta:non-whitespace-character-count="381"/>
    <meta:generator>LibreOffice/7.4.4.2$Windows_X86_64 LibreOffice_project/85569322deea74ec9134968a29af2df5663baa21</meta:generator>
  </office:meta>
</office:document-meta>
</file>